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style="normal" officeooo:rsid="0046659b" officeooo:paragraph-rsid="000c6535" style:font-style-asian="normal" style:font-style-complex="normal"/>
    </style:style>
    <style:style style:name="P2" style:family="paragraph" style:parent-style-name="Standard">
      <style:text-properties fo:font-style="normal" officeooo:rsid="004dee2e" officeooo:paragraph-rsid="000c6535" style:font-style-asian="normal" style:font-style-complex="normal"/>
    </style:style>
    <style:style style:name="P3" style:family="paragraph" style:parent-style-name="Standard">
      <style:text-properties fo:font-style="normal" officeooo:rsid="0046659b" officeooo:paragraph-rsid="000c6535" style:font-style-asian="normal" style:font-style-complex="normal"/>
    </style:style>
    <style:style style:name="P4" style:family="paragraph" style:parent-style-name="Standard">
      <style:text-properties fo:font-style="normal" officeooo:rsid="0046cf21" officeooo:paragraph-rsid="000c6535" style:font-style-asian="normal" style:font-style-complex="normal"/>
    </style:style>
    <style:style style:name="P5" style:family="paragraph" style:parent-style-name="Standard">
      <style:text-properties fo:font-style="normal" officeooo:rsid="00489aca" officeooo:paragraph-rsid="000c6535" style:font-style-asian="normal" style:font-style-complex="normal"/>
    </style:style>
    <style:style style:name="P6" style:family="paragraph" style:parent-style-name="Standard">
      <style:text-properties fo:font-style="normal" officeooo:rsid="0039d1ea" officeooo:paragraph-rsid="000c6535" style:font-style-asian="normal" style:font-style-complex="normal"/>
    </style:style>
    <style:style style:name="P7" style:family="paragraph" style:parent-style-name="Standard">
      <style:text-properties fo:font-style="normal" officeooo:rsid="0048d590" officeooo:paragraph-rsid="000c6535" style:font-style-asian="normal" style:font-style-complex="normal"/>
    </style:style>
    <style:style style:name="P8" style:family="paragraph" style:parent-style-name="Standard">
      <style:text-properties fo:font-style="normal" officeooo:rsid="004a5f44" officeooo:paragraph-rsid="000c6535" style:font-style-asian="normal" style:font-style-complex="normal"/>
    </style:style>
    <style:style style:name="P9" style:family="paragraph" style:parent-style-name="Standard">
      <style:text-properties fo:font-style="normal" officeooo:rsid="004b6877" officeooo:paragraph-rsid="000c6535" style:font-style-asian="normal" style:font-style-complex="normal"/>
    </style:style>
    <style:style style:name="P10" style:family="paragraph" style:parent-style-name="Standard">
      <style:text-properties fo:font-style="normal" officeooo:rsid="004d37a5" officeooo:paragraph-rsid="000c6535" style:font-style-asian="normal" style:font-style-complex="normal"/>
    </style:style>
    <style:style style:name="P11" style:family="paragraph" style:parent-style-name="Standard">
      <style:text-properties style:font-name="Liberation Serif" fo:font-style="italic" officeooo:rsid="0046cf21" officeooo:paragraph-rsid="000c6535" style:font-style-asian="italic" style:font-style-complex="italic"/>
    </style:style>
    <style:style style:name="P12" style:family="paragraph" style:parent-style-name="Standard">
      <style:text-properties fo:font-size="12pt" officeooo:paragraph-rsid="000c6535" style:font-size-asian="12pt" style:font-size-complex="12pt"/>
    </style:style>
    <style:style style:name="P13" style:family="paragraph" style:parent-style-name="Standard">
      <style:text-properties officeooo:paragraph-rsid="000c6535"/>
    </style:style>
    <style:style style:name="T1" style:family="text">
      <style:text-properties officeooo:rsid="0046cf21"/>
    </style:style>
    <style:style style:name="T2" style:family="text">
      <style:text-properties officeooo:rsid="01a41bc7"/>
    </style:style>
    <style:style style:name="T3" style:family="text">
      <style:text-properties officeooo:rsid="01a4bb4d"/>
    </style:style>
    <style:style style:name="T4" style:family="text">
      <style:text-properties officeooo:rsid="0046659b"/>
    </style:style>
    <style:style style:name="T5" style:family="text">
      <style:text-properties officeooo:rsid="03528169"/>
    </style:style>
    <style:style style:name="T6" style:family="text">
      <style:text-properties officeooo:rsid="0140314a"/>
    </style:style>
    <style:style style:name="T7" style:family="text">
      <style:text-properties fo:font-style="normal" officeooo:rsid="0046cf21" style:font-style-asian="normal" style:font-style-complex="normal"/>
    </style:style>
    <style:style style:name="T8" style:family="text">
      <style:text-properties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1a4c3e0"/>
    </style:style>
    <style:style style:name="T12" style:family="text">
      <style:text-properties officeooo:rsid="0048d59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1a4c3e0" style:font-weight-asian="bold" style:font-weight-complex="bold"/>
    </style:style>
    <style:style style:name="T16" style:family="text">
      <style:text-properties officeooo:rsid="004a5f44"/>
    </style:style>
    <style:style style:name="T17" style:family="text">
      <style:text-properties officeooo:rsid="01a6bc95"/>
    </style:style>
    <style:style style:name="T18" style:family="text">
      <style:text-properties officeooo:rsid="0353a0c9"/>
    </style:style>
    <style:style style:name="T19" style:family="text">
      <style:text-properties officeooo:rsid="0353efa7"/>
    </style:style>
    <style:style style:name="T20" style:family="text">
      <style:text-properties fo:font-variant="normal" fo:text-transform="none" fo:color="#252525" style:font-name="Liberation Serif" fo:font-size="13pt" fo:letter-spacing="normal" fo:font-weight="normal" officeooo:rsid="000842ac" style:font-size-asian="13pt" style:font-size-complex="13pt"/>
    </style:style>
    <style:style style:name="T21" style:family="text">
      <style:text-properties officeooo:rsid="004b6877"/>
    </style:style>
    <style:style style:name="T22" style:family="text">
      <style:text-properties officeooo:rsid="004d37a5"/>
    </style:style>
    <style:style style:name="T23" style:family="text">
      <style:text-properties officeooo:rsid="01a7bb59"/>
    </style:style>
    <style:style style:name="T24" style:family="text">
      <style:text-properties officeooo:rsid="01a909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/>
      <text:p text:style-name="P3"/>
      <text:p text:style-name="P3">4-я автобаза сама по себе — ни в селе, ни в городе; <text:span text:style-name="T1">сразу за лесополосой вдоль шоссе.</text:span></text:p>
      <text:p text:style-name="P4">Сначала будет двухэтажное старое здание. На первом этаже какие-то запертые склады, а на втором просторный зал с койками для студентов <text:span text:style-name="T2">стройотряда </text:span>и небольшая комната для <text:span text:style-name="T2">двух</text:span> девушек.</text:p>
      <text:p text:style-name="P4">Потом <text:span text:style-name="T3">идёт </text:span>одноэтажное здание кочегарки, а дальше <text:span text:style-name="T4">— </text:span>обширная территория автобазы за высоким кирпичным забором.</text:p>
      <text:p text:style-name="P4"><text:span text:style-name="T3">Там</text:span> — гаражи, столовая и много других строений, часть которых ещё не достроена; <text:span text:style-name="T3">а </text:span>посреди <text:span text:style-name="T3">территории </text:span><text:s/>вырыт большой глубокий котлован. </text:p>
      <text:p text:style-name="P4">Над котлованом натянуты проволочные провода — вдоль и поперёк. Под местами пересечения проводов нашему отряду <text:span text:style-name="T5">предстоит</text:span> забетонировать армированные площадки, на них собрать опалубки из дощатых щитов и заполнить из бетоном, чтоб получились стаканы, куда в дальнейшем <text:span text:style-name="T3">вставятся</text:span> опорные колонны. </text:p>
      <text:p text:style-name="P4">Но это в дальнейшем, а пока — вот лопаты и: «бери больше, кидай дальше». </text:p>
      <text:p text:style-name="P4">Так всё знакомо. Только форма другая.</text:p>
      <text:p text:style-name="P4">После работы кочегары-«химики», Юра и Помидор, открывают задвижку и из <text:s/>трубы <text:span text:style-name="T4">—</text:span> высоко в стене кочегарки <text:span text:style-name="T4">— </text:span>бьёт широкая струя воды. </text:p>
      <text:p text:style-name="P4">Становись на излёте струи и — купайся. </text:p>
      <text:p text:style-name="P4">Вода, конечно, холодная, но ведь сейчас лето.</text:p>
      <text:p text:style-name="P4"/>
      <text:p text:style-name="P4">Через неделю командир отряда созвал общее собрание. Вопрос один — питание, потому что то, чем кормят в столовой не еда, а...</text:p>
      <text:p text:style-name="P11"/>
      <text:p text:style-name="P11"><text:span text:style-name="T6">(...н</text:span>у, не знаю, хавка, как хавка...<text:span text:style-name="T6">)</text:span></text:p>
      <text:p text:style-name="P11"/>
      <text:p text:style-name="P4">Постановили — питаться собственными силами на аванс, который командир возьмёт у автобазы в счёт наших будущих трудовых побед. <text:span text:style-name="T3">Отныне д</text:span>евушки <text:s/>не только санитарки, но и поварихи.</text:p>
      <text:p text:style-name="P4"><text:span text:style-name="T3">Ежевечерне, как стемнеет, </text:span><text:s/>группами из трёх <text:span text:style-name="T3">человек, </text:span><text:s/><text:span text:style-name="T3">ходим в</text:span> набег на картофельное поле близлежащего колхоза. Ну, и ещё какая там подвернётся зелень.</text:p>
      <text:p text:style-name="P13"><text:span text:style-name="T7"><text:tab/><text:tab/><text:tab/></text:span><text:span text:style-name="T8">Яростный стройотряд.<text:line-break/><text:tab/><text:tab/><text:tab/>Словно степной пожар..</text:span><text:span text:style-name="T9">.</text:span></text:p>
      <text:p text:style-name="P12"/>
      <text:p text:style-name="P5">Студенты нахваливают стряпню девушек. </text:p>
      <text:p text:style-name="P5">Вобщем, да, горяч<text:span text:style-name="T3">é</text:span>е, чем в столовой, а в остальном такая же хавка, как хавка.</text:p>
      <text:p text:style-name="P5">Пару раз вечером ездили на танцы в село Ивковцы на водовозке молод<text:span text:style-name="T3">ого</text:span> водител<text:span text:style-name="T3">я</text:span>.</text:p>
      <text:p text:style-name="P5"><text:s/>Девушки в кабине, <text:span text:style-name="T3">остальные —</text:span> кто как уцепится вокруг цистерны. Танцуем под хиты Лещенко:</text:p>
      <text:p text:style-name="P6"><text:tab/><text:tab/><text:tab/><text:span text:style-name="T10">Из полей уносится печаль,<text:line-break/><text:tab/><text:tab/><text:tab/>Из души уходит прочь тревога,<text:line-break/><text:tab/><text:tab/><text:tab/>Впереди у жизни только даль.</text:span>..</text:p>
      <text:p text:style-name="P6"/>
      <text:p text:style-name="P5">После танцев, сквозь ночь, с ветерком на цистерне.</text:p>
      <text:p text:style-name="P5">Один раз <text:span text:style-name="T3">съездили пообедать</text:span> в Ладан.</text:p>
      <text:p text:style-name="P5">Многосмысленное имя <text:span text:style-name="T3">у этого посёлка</text:span>. </text:p>
      <text:p text:style-name="P5">Но <text:span text:style-name="T6">и </text:span>у меня «имидж» не лыком шит — до смысла не враз докопаешься. </text:p>
      <text:p text:style-name="P5">Патлы ниже ушей, бородёнка кучерявая, а на волосах жгутом скрученный грязный бинт, чтоб на глаза не падали. </text:p>
      <text:p text:style-name="P5">То ли поп-расстрига, то ли мастеровой. <text:span text:style-name="T3">И</text:span>ли Рембо с чёрно-белых фоток?</text:p>
      <text:p text:style-name="P5">Но когда в <text:span text:style-name="T3">забегаловке</text:span> Рембо потребовал бутылку «биомицина», <text:span text:style-name="T3">и чтоб </text:span>разом вылили в <text:soft-page-break/>пивной бокал, всё встало на свои места — алкаш с автобазы!</text:p>
      <text:p text:style-name="P5"><text:span text:style-name="T11">Возвращаемся мы из Ладана, а тут </text:span><text:s/>Саша Чалов, <text:span text:style-name="T11">третьекурсник англофака,</text:span> подъехал из Прилук, <text:span text:style-name="T11">где он проживает</text:span>. <text:span text:style-name="T11">И не один подъехал, а </text:span>с другом своим и <text:span text:style-name="T11">с боекомплектом </text:span><text:s/>«Солнц<text:span text:style-name="T11">а</text:span> в бокале».</text:p>
      <text:p text:style-name="P5">А научились-<text:span text:style-name="T11">таки</text:span> <text:s text:c="2"/>в нашей стране делать поэтичные наклейки <text:span text:style-name="T11">бормотухе!</text:span></text:p>
      <text:p text:style-name="P5"><text:span text:style-name="T11">П</text:span>осле этого «солнца» поверх того <text:span text:style-name="T11">ладанского</text:span> плодово-ягодного, <text:span text:style-name="T11">я чувствую</text:span> <text:span text:style-name="T12">—</text:span> <text:span text:style-name="T11">отдышаться мне надо</text:span>. Хотел <text:span text:style-name="T11">залечь </text:span>в кустах лесополосы, но <text:span text:style-name="T11">разве с такими друзьями надышишься?</text:span></text:p>
      <text:p text:style-name="P5">Саша с <text:span text:style-name="T11">напарником</text:span> от<text:span text:style-name="T11">кантовали</text:span> меня на второй этаж, на койку. </text:p>
      <text:p text:style-name="P5">Вот это и называется «медвежья услуга» <text:span text:style-name="T12">—</text:span> пришлось блевать в окно, как та струя из <text:span text:style-name="T11">стены</text:span> кочегарки.</text:p>
      <text:p text:style-name="P5">Они приезжали сказать, что им бас-гитарист нужен для «халтур» на свадьбах <text:span text:style-name="T12">в городе Прилуки</text:span>. </text:p>
      <text:p text:style-name="P7"><text:span text:style-name="T11">Н</text:span>а выходные <text:span text:style-name="T11">мы </text:span><text:span text:style-name="T13">отхалтурили</text:span><text:span text:style-name="T14"> </text:span><text:span text:style-name="T15">д</text:span>ве свадьбы, но бесплатно — <text:span text:style-name="T11">брачующиеся оказались </text:span>родственник<text:span text:style-name="T11">ам</text:span>и музыкантов. <text:span text:style-name="T11">Получилась р</text:span>абота за харчи. </text:p>
      <text:p text:style-name="P7">Так на вторую <text:span text:style-name="T11">из свадеб </text:span>я трёх физматовцев с собою прихватил, типа, <text:span text:style-name="T11">они </text:span>звукооператоры.</text:p>
      <text:p text:style-name="P7"/>
      <text:p text:style-name="P7">«Химик» Помидор свою кликуху внешним видом заслужил — кожа лица красная, <text:span text:style-name="T16">как из бани,</text:span> и <text:span text:style-name="T16">волосы оранжево-</text:span>рыжи<text:span text:style-name="T16">е</text:span>.</text:p>
      <text:p text:style-name="P7">Он самый жизнерадостный «химик» на свете. </text:p>
      <text:p text:style-name="P7">И я бы <text:span text:style-name="T17">по</text:span> жизни <text:span text:style-name="T17">с улыбкой шагал</text:span>, если б умел <text:span text:style-name="T17">как он</text:span> манипулировать. </text:p>
      <text:p text:style-name="P7"><text:span text:style-name="T17">Колоду п</text:span>отасует, <text:span text:style-name="T17">карты </text:span>сдаст и на руках у него вос<text:span text:style-name="T16">ьмерная в</text:span> черв<text:span text:style-name="T16">ях</text:span>. <text:span text:style-name="T17">А</text:span> <text:span text:style-name="T18">и даже зная, что «заряжает» гад <text:s/>колоду, </text:span>не <text:span text:style-name="T19">уследишь</text:span> как.</text:p>
      <text:p text:style-name="P7"/>
      <text:p text:style-name="P8">В котловане мы работали неумело, но с энтузиазмом, пока в конце месяца прораб не закрыл наряды. </text:p>
      <text:p text:style-name="P8">По ним получалось, что заработок, после вычета аванса, равняется месячной стипендии <text:span text:style-name="T12">—</text:span> <text:span text:style-name="T17">45 руб</text:span>. </text:p>
      <text:p text:style-name="P8">А тут ещё гвозди кончились, и <text:s/><text:span text:style-name="T17">стало </text:span>нечем опалубку сколачивать. </text:p>
      <text:p text:style-name="P8">Энтузиазм иссяк, а до окончания стройотряда ещё десять дней. Без гвоздей получится простóй, в котором мы проед<text:span text:style-name="T20">и́</text:span>м <text:span text:style-name="T17">даже</text:span> то, что заработали.</text:p>
      <text:p text:style-name="P8">Отряд <text:span text:style-name="T17">выслал</text:span> делегацию для переговоров с директором автобазы. <text:span text:style-name="T17">В</text:span>ключили <text:span text:style-name="T17">в</text:span> неё меня, как ведущего специалиста, и одну из девушек. </text:p>
      <text:p text:style-name="P8">Она ничего не смысли<text:span text:style-name="T6">т</text:span> <text:span text:style-name="T17">ни </text:span>в строительстве, <text:span text:style-name="T17">н</text:span>и <text:span text:style-name="T6">в </text:span>гвоздях нужного размера, <text:span text:style-name="T17">но </text:span>зато блондинка, что придаёт правильный импульс процессу любых переговоров.</text:p>
      <text:p text:style-name="P8">Главный инженер сказал, что директора нет, тот вторую неделю на уборочной страде — жнёт <text:s/>урожай на <text:span text:style-name="T17">подшефных</text:span> колхозных полях, но на полевой стан скоро <text:span text:style-name="T17">уйдёт</text:span> машина с запчастями, может и нас отвезти. </text:p>
      <text:p text:style-name="P8"><text:span text:style-name="T17">Не будь</text:span> б<text:span text:style-name="T21">лондинки в делегации, он вряд ли б догадался вспомнить про машину, потому что <text:s/>сам же её и вёл, а блондинка сидела между нами в кабине.</text:span></text:p>
      <text:p text:style-name="P8"/>
      <text:p text:style-name="P9">Меня удивило, как это среди встречных машин на шоссе он распознаёт автобазовские задолго до того, как завиднеются их номерные знаки.</text:p>
      <text:p text:style-name="P9">Главный инженер объяснил, что своих он <text:span text:style-name="T17">различает</text:span> по рогам и спросил, <text:s/>знаю ли я Чомбе.</text:p>
      <text:p text:style-name="P9">Конечно, я знал Чомбе, который расстрелял Патриса Лумумбу из пулемёта, <text:span text:style-name="T22">когда я был ещё пионером. </text:span></text:p>
      <text:p text:style-name="P10">Однако, я засомневался при чём тут диктатор из уж <text:s/>не помню <text:s/>какой африканской страны, потому что тогда я ещё пионером был. </text:p>
      <text:p text:style-name="P10">Так что я сказал, что нет, не знаю.</text:p>
      <text:p text:style-name="P10">Главный инженер пояснил, что Чомбе это директор четвёртой автобазы, к которому мы сейчас едем. </text:p>
      <text:p text:style-name="P10">Этот местный Чомбе распорядился нарисовать на радиаторах всех машин автобазы большую римскую цифру пять белой краской. </text:p>
      <text:p text:style-name="P10"><text:soft-page-break/>Отметина видна издалека и <text:span text:style-name="T23">смахивает на рога, по которым сразу видно</text:span> своих, а шофера кроют Чомбе по матери, потому что <text:span text:style-name="T23">теперь </text:span>труднее делать левые ходки.</text:p>
      <text:p text:style-name="P10">Впрочем, его и раньше звали Чомбе, ещё до этих рогов.</text:p>
      <text:p text:style-name="P10"/>
      <text:p text:style-name="P10">На полевом стане из четырёх вагончиков <text:span text:style-name="T23">на авто</text:span>колёса<text:span text:style-name="T23">х</text:span> <text:s/>директора не оказалось. Сказали, что он <text:span text:style-name="T23">жнёт</text:span> друго<text:span text:style-name="T23">е поле</text:span>.</text:p>
      <text:p text:style-name="P10">Главный инженер с запчастями и блондинка из нашего отряда остались <text:span text:style-name="T23">у</text:span> вагончиков, а я поехал к Чомбе.</text:p>
      <text:p text:style-name="P10">Новенькую водовозку марки УАЗ вёл десятилетний мальчик, сын диктатора.</text:p>
      <text:p text:style-name="P2">По жёлтому жаркому полю в облаке густой пыли ездил коричневый комбайн с надписью «Нива» на боку. </text:p>
      <text:p text:style-name="P2">Я пошёл к нему навстречу, но он проехал мимо и пришлось бежать следом и вспрыгивать на короткую лесенку, что ведёт в наклонную кабину комбайна.</text:p>
      <text:p text:style-name="P2">Комбайн стучал и грохотал и, <text:span text:style-name="T23">не останавливаясь, </text:span><text:s/>ехал сквозь пыль. </text:p>
      <text:p text:style-name="P2">Впервые в жизни я поднялся на борт комбайна, но всё <text:span text:style-name="T23">получалось</text:span> само собой — вот лесенка, <text:span text:style-name="T23">а </text:span>вот <text:span text:style-name="T23">она </text:span>дверь.</text:p>
      <text:p text:style-name="P2">В тесной кабине сидел человек в кепке <text:span text:style-name="T23">и</text:span> через стекло передней стенки <text:span text:style-name="T23">смотрел как его комбайн валит и втягивает </text:span><text:s/>густые колосья. </text:p>
      <text:p text:style-name="P2">Я захлопнул двер<text:span text:style-name="T23">цу</text:span>, отсе<text:span text:style-name="T23">кая</text:span> стук в бункере за спиной, и тоже <text:span text:style-name="T23">уставился</text:span> на ряды <text:span text:style-name="T23">ползущих</text:span> колосьев, <text:span text:style-name="T23">пока</text:span> <text:span text:style-name="T23">докладывал</text:span> поверх кепки, что отряд <text:span text:style-name="T23">наш </text:span>сидит без дела, гвозд<text:span text:style-name="T6">и</text:span> кончились и ничего мы <text:s/>не заработаем.</text:p>
      <text:p text:style-name="P2">Под грохот мотора колосья дёргались, падали на широкий вращающийся вал и клочьями плыли вверх по транспортёру.</text:p>
      <text:p text:style-name="P2">Директор <text:span text:style-name="T24">не оборачиваясь </text:span>сказал, что посмотрит что можно сделать и пусть к нему заедет главный инженер.</text:p>
      <text:p text:style-name="P2">Я вылез из кабинки в пыль из бункера, спустился по лесенке и спрыгнул на ходу.</text:p>
      <text:p text:style-name="P2">Ни лица, ни цвета кожи человека в кепке я так и не увидел, но почувствовал, что некоторые диктаторы достойны уважени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7:31:45.776682243</meta:creation-date>
    <dc:date>2017-03-02T17:31:52.113457356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69" meta:word-count="1111" meta:character-count="7132" meta:non-whitespace-character-count="6008"/>
    <meta:generator>LibreOffice/4.3.3.2$Linux_x86 LibreOffice_project/430m0$Build-2</meta:generator>
  </office:meta>
</office:document-meta>
</file>